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Futura-Medium" svg:font-family="Futura-Medium"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eup Excercise 4</text:p>
      <text:p text:style-name="P3"/>
      <text:p text:style-name="P3">Arianova Mendioroz (s0518061)</text:p>
      <text:p text:style-name="P3">Bernhard Johannes Eiling (s0535003)</text:p>
      <text:p text:style-name="P1"/>
      <text:p text:style-name="P2">Pre-Lab:</text:p>
      <text:p text:style-name="P2"/>
      <text:p text:style-name="P2">1.</text:p>
      <text:p text:style-name="P2">Das Julianische Datum ist eine Art ein Datum darzustellen. Es zählt die verstrichenen Tage seit dem 1. Januar, 4713 v. Chr. Diese Information haben wir von der deutschen Wikipedia entnommen.</text:p>
      <text:p text:style-name="P2">Ein abstrakter Daten Typ JulianDate sollte als Grundfunktionalität ein Gregorianisches Datum in ein Julianisches Datum umrechnen können. Zudem sollte ein Feld zum Speichern des Datums vorhanden sein.</text:p>
      <text:p text:style-name="P2"/>
      <text:p text:style-name="P2">2.</text:p>
      <text:p text:style-name="P2">Als test cases haben wir eine externe Main Klasse um die einzelnen Methoden von JulianDate zu testen. Die Ergebnisse werden mittels System.out.print in die Konsole geschrieben und mit den zu erwartenden Ergebnissen verglichen.</text:p>
      <text:p text:style-name="P2"/>
      <text:p text:style-name="P2"/>
      <text:p text:style-name="P2">Lab-Excercise:</text:p>
      <text:p text:style-name="P2"/>
      <text:p text:style-name="P2">1.</text:p>
      <text:p text:style-name="P2">Die zusätzlich implementierten Methoden haben wir aus der Aufgabenstellung entnommen und so unseren abstrakten Daten Typ JulianDate vervollständigt.</text:p>
      <text:p text:style-name="P2"/>
      <text:p text:style-name="P2">2.</text:p>
      <text:p text:style-name="P2">Die gestellten Fragen haben wir durch ausführen der Methoden von JulianDate in unserer Test Main Klasse beantworten können. Arianova ist älter als Bernhard und Bernhard wurde an einem Sonntag geboren.</text:p>
      <text:p text:style-name="P2"/>
      <text:p text:style-name="P2">3.</text:p>
      <text:p text:style-name="P2">Bernhard ist in unserem metrischen Kalender 3 Tage, 8 Wochen, 5 Monate und 2446 Jahre alt.</text:p>
      <text:p text:style-name="P2">Arianova ist im selben Kalender 8 Tage, 5 Wochen, 8 Monate und 2445 Jahre 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Futura-Medium" svg:font-family="Futura-Medium"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9T10:40:00.19</meta:creation-date>
    <dc:date>2012-05-05T15:06:35.47</dc:date>
    <meta:editing-duration>PT03H32M13S</meta:editing-duration>
    <meta:editing-cycles>10</meta:editing-cycles>
    <meta:generator>OpenOffice.org/3.2$Win32 OpenOffice.org_project/320m18$Build-9502</meta:generator>
    <meta:document-statistic meta:table-count="0" meta:image-count="0" meta:object-count="0" meta:page-count="1" meta:paragraph-count="17" meta:word-count="186" meta:character-count="1246"/>
  </office:meta>
</office:document-meta>
</file>